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nux Biolinum O" svg:font-family="'Linux Biolinum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3">
      <style:paragraph-properties fo:line-height="100%" fo:text-align="start" style:justify-single-word="false"/>
      <style:text-properties style:font-name="Linux Biolinum O" officeooo:paragraph-rsid="0005ccef"/>
    </style:style>
    <style:style style:name="P2" style:family="paragraph" style:parent-style-name="Text_20_body" style:list-style-name="L4">
      <style:paragraph-properties fo:line-height="100%" fo:text-align="start" style:justify-single-word="false"/>
      <style:text-properties style:font-name="Linux Biolinum O" officeooo:paragraph-rsid="00065f00"/>
    </style:style>
    <style:style style:name="P3" style:family="paragraph" style:parent-style-name="Text_20_body" style:list-style-name="L5">
      <style:text-properties style:font-name="Linux Biolinum O" fo:font-weight="bold" officeooo:paragraph-rsid="000832f1" style:font-weight-asian="bold" style:font-weight-complex="bold"/>
    </style:style>
    <style:style style:name="P4" style:family="paragraph" style:parent-style-name="Text_20_body" style:list-style-name="L6">
      <style:text-properties style:font-name="Linux Biolinum O" fo:font-weight="bold" officeooo:rsid="000b3367" officeooo:paragraph-rsid="000b3367" style:font-weight-asian="bold" style:font-weight-complex="bold"/>
    </style:style>
    <style:style style:name="P5" style:family="paragraph" style:parent-style-name="Text_20_body" style:list-style-name="L7">
      <style:text-properties style:font-name="Linux Biolinum O" fo:font-weight="bold" officeooo:paragraph-rsid="000c1eb8" style:font-weight-asian="bold" style:font-weight-complex="bold"/>
    </style:style>
    <style:style style:name="P6" style:family="paragraph" style:parent-style-name="Text_20_body" style:list-style-name="L5">
      <style:text-properties style:font-name="Linux Biolinum O" officeooo:paragraph-rsid="000832f1"/>
    </style:style>
    <style:style style:name="P7" style:family="paragraph" style:parent-style-name="Text_20_body" style:list-style-name="L6">
      <style:text-properties style:font-name="Linux Biolinum O" officeooo:paragraph-rsid="0009720a"/>
    </style:style>
    <style:style style:name="P8" style:family="paragraph" style:parent-style-name="Text_20_body" style:list-style-name="L7">
      <style:text-properties style:font-name="Linux Biolinum O" officeooo:paragraph-rsid="000b62ad"/>
    </style:style>
    <style:style style:name="P9" style:family="paragraph" style:parent-style-name="Text_20_body" style:list-style-name="L7">
      <style:text-properties style:font-name="Linux Biolinum O" officeooo:paragraph-rsid="000c1eb8"/>
    </style:style>
    <style:style style:name="P10" style:family="paragraph" style:parent-style-name="Text_20_body" style:list-style-name="L8">
      <style:text-properties officeooo:paragraph-rsid="000e1ddd"/>
    </style:style>
    <style:style style:name="P11" style:family="paragraph" style:parent-style-name="Subtitle">
      <style:paragraph-properties fo:line-height="100%" fo:text-align="start" style:justify-single-word="false"/>
      <style:text-properties style:font-name="Linux Biolinum O" officeooo:rsid="0005ccef" officeooo:paragraph-rsid="0005ccef"/>
    </style:style>
    <style:style style:name="P12" style:family="paragraph" style:parent-style-name="Heading_20_3">
      <style:text-properties style:font-name="Linux Biolinum O"/>
    </style:style>
    <style:style style:name="P13" style:family="paragraph" style:parent-style-name="Heading_20_3" style:list-style-name="">
      <style:text-properties style:font-name="Linux Biolinum O" officeooo:rsid="000e1ddd" officeooo:paragraph-rsid="000e1ddd"/>
    </style:style>
    <style:style style:name="P14" style:family="paragraph" style:parent-style-name="Heading_20_3">
      <style:text-properties officeooo:rsid="000b62ad" officeooo:paragraph-rsid="000b62ad"/>
    </style:style>
    <style:style style:name="P15" style:family="paragraph" style:parent-style-name="Heading_20_3">
      <style:paragraph-properties fo:break-before="page"/>
      <style:text-properties style:font-name="Linux Biolinum O" officeooo:rsid="000e1ddd" officeooo:paragraph-rsid="000e1ddd"/>
    </style:style>
    <style:style style:name="P16" style:family="paragraph" style:parent-style-name="Heading_20_2">
      <style:text-properties style:font-name="Linux Biolinum O"/>
    </style:style>
    <style:style style:name="T1" style:family="text">
      <style:text-properties officeooo:rsid="0005ccef"/>
    </style:style>
    <style:style style:name="T2" style:family="text">
      <style:text-properties officeooo:rsid="0005ccef" fo:background-color="#fff200" loext:char-shading-value="0"/>
    </style:style>
    <style:style style:name="T3" style:family="text">
      <style:text-properties fo:background-color="#fff200" loext:char-shading-value="0"/>
    </style:style>
    <style:style style:name="T4" style:family="text">
      <style:text-properties fo:font-weight="bold" style:font-weight-asian="bold" style:font-weight-complex="bold"/>
    </style:style>
    <style:style style:name="T5" style:family="text">
      <style:text-properties fo:font-weight="bold" officeooo:rsid="0005ccef" style:font-weight-asian="bold" style:font-weight-complex="bold"/>
    </style:style>
    <style:style style:name="T6" style:family="text">
      <style:text-properties officeooo:rsid="000832f1"/>
    </style:style>
    <style:style style:name="T7" style:family="text">
      <style:text-properties officeooo:rsid="0009720a"/>
    </style:style>
    <style:style style:name="T8" style:family="text">
      <style:text-properties officeooo:rsid="000b3367"/>
    </style:style>
    <style:style style:name="T9" style:family="text">
      <style:text-properties fo:font-weight="normal" style:font-weight-asian="normal" style:font-weight-complex="normal"/>
    </style:style>
    <style:style style:name="T10" style:family="text">
      <style:text-properties officeooo:rsid="000b62ad"/>
    </style:style>
    <style:style style:name="T11" style:family="text">
      <style:text-properties style:font-name="Linux Biolinum O"/>
    </style:style>
    <style:style style:name="T12" style:family="text">
      <style:text-properties style:font-name="Linux Biolinum O" officeooo:rsid="000e1ddd"/>
    </style:style>
    <style:style style:name="T13" style:family="text">
      <style:text-properties style:font-name="Linux Biolinum O" fo:font-weight="bold" officeooo:rsid="000e1ddd" style:font-weight-asian="bold" style:font-weight-complex="bold"/>
    </style:style>
    <style:style style:name="T14" style:family="text">
      <style:text-properties officeooo:rsid="000c1eb8"/>
    </style:style>
    <style:style style:name="T15" style:family="text">
      <style:text-properties officeooo:rsid="000d489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Goals</text:p>
      <text:list xml:id="list3800967585" text:style-name="L3">
        <text:list-item>
          <text:p text:style-name="P1"><text:span text:style-name="T1">To ensure that software systems</text:span><text:span text:style-name="T2"> meet stakeholder need </text:span></text:p>
          <text:list>
            <text:list-item>
              <text:p text:style-name="P1"><text:span text:style-name="T1">“Broadly speaking, software systems requirements engineering (RE) is the process of discovering that purpose, by</text:span><text:span text:style-name="T5"> identifying stakeholders and their needs, and documenting these in a form that is amenable to analysis, communication, and subsequent implementation</text:span><text:span text:style-name="T1">.”</text:span></text:p>
            </text:list-item>
          </text:list>
        </text:list-item>
        <text:list-item>
          <text:p text:style-name="P1"><text:span text:style-name="T1">Success turns upon our ability to understand “the real world goals” that motivate the development of a software system </text:span></text:p>
          <text:list>
            <text:list-item>
              <text:p text:style-name="P1"><text:span text:style-name="T1">What, exactly, is it that stakeholders want a system to do?</text:span></text:p>
            </text:list-item>
            <text:list-item>
              <text:p text:style-name="P1"><text:span text:style-name="T1">Why do they need it to do that? </text:span></text:p>
            </text:list-item>
            <text:list-item>
              <text:p text:style-name="P1"><text:span text:style-name="T1">Understanding what and why is key. But it is not sufficient for developing successful systems</text:span></text:p>
            </text:list-item>
          </text:list>
        </text:list-item>
      </text:list>
      <text:h text:style-name="P16" text:outline-level="2">Formal description </text:h>
      <text:list xml:id="list91052334" text:style-name="L4">
        <text:list-item>
          <text:p text:style-name="P2">Refers to the construction of <text:span text:style-name="T4">abstract models</text:span> of the application domain</text:p>
        </text:list-item>
        <text:list-item>
          <text:p text:style-name="P2"><text:span text:style-name="T4">The referent system</text:span> is the domain of <text:span text:style-name="T3">human activities that a system is to support</text:span></text:p>
        </text:list-item>
        <text:list-item>
          <text:p text:style-name="P2">Models provide various abstractions on human activities that may be implemented in a software system</text:p>
        </text:list-item>
        <text:list-item>
          <text:p text:style-name="P2">Examples:</text:p>
          <text:list>
            <text:list-item>
              <text:p text:style-name="P2">Enterprise models (models of organisations and their structure, including workflow) </text:p>
            </text:list-item>
            <text:list-item>
              <text:p text:style-name="P2">Data models (models of data inputs, transformations, and outputs)</text:p>
            </text:list-item>
            <text:list-item>
              <text:p text:style-name="P2">Behaviour models (models of the human activities that articulate enterprise and data models) </text:p>
            </text:list-item>
            <text:list-item>
              <text:p text:style-name="P2">Domain models (models of the overall operating environment of the software system)</text:p>
            </text:list-item>
          </text:list>
        </text:list-item>
      </text:list>
      <text:h text:style-name="P12" text:outline-level="3">Methods <text:span text:style-name="T6">and RE activities</text:span></text:h>
      <text:list xml:id="list2249136764" text:style-name="L5">
        <text:list-item>
          <text:p text:style-name="P3">Requirements elicitation and analysis</text:p>
          <text:list>
            <text:list-item>
              <text:p text:style-name="P6">Social science methods (generic and contextual) and HCI methods (scenario-based design and prototyping)</text:p>
            </text:list-item>
          </text:list>
        </text:list-item>
        <text:list-item>
          <text:p text:style-name="P3">Requirements specification</text:p>
          <text:list>
            <text:list-item>
              <text:p text:style-name="P6">Formal methods (enterprise, data, behavioural and domain models) </text:p>
            </text:list-item>
          </text:list>
        </text:list-item>
        <text:list-item>
          <text:p text:style-name="P3">Requirements validation</text:p>
          <text:list>
            <text:list-item>
              <text:p text:style-name="P6">Informal and formal methods (requirements reviews, prototyping, and test-case generation)</text:p>
            </text:list-item>
          </text:list>
        </text:list-item>
      </text:list>
      <text:h text:style-name="Heading_20_3" text:outline-level="3"><text:soft-page-break/>RE in practice</text:h>
      <text:list xml:id="list2797354631" text:style-name="L6">
        <text:list-item>
          <text:p text:style-name="P7">Start by using<text:span text:style-name="T4"> informal methods </text:span>to elicit stakeholder needs and identify the problem or problems the software system will need to support, <text:span text:style-name="T8">t</text:span>his means that we need first to understand the <text:span text:style-name="T3">real world</text:span> goals that motivate software development </text:p>
        </text:list-item>
        <text:list-item>
          <text:p text:style-name="P7">What the client wants and why, and determine if this is feasible, <text:span text:style-name="T7">t</text:span>hen we need to develop a precise understanding of the problem, <text:span text:style-name="T7">w</text:span>hich means we will need to probe into the problem more deeply to understand what activities the system is to support, who will use it, and what it should do</text:p>
        </text:list-item>
        <text:list-item>
          <text:p text:style-name="P7">To do that we need to use social science methods before we start developing abstractions (models) of the application domain</text:p>
        </text:list-item>
        <text:list-item>
          <text:p text:style-name="P4">Outcome:</text:p>
          <text:list>
            <text:list-item>
              <text:p text:style-name="P4">Process<text:span text:style-name="T9">: The ordered sequence of activities, entrance and exit criteria for each activity, which work product is produced in each activity, and what kind of people should do the work.</text:span></text:p>
            </text:list-item>
            <text:list-item>
              <text:p text:style-name="P4">Products<text:span text:style-name="T9">: The work products to be produced and, for each product, the resources needed to produce it, the information it contains, the expected audience, and the acceptance criteria the product must satisfy.</text:span> </text:p>
            </text:list-item>
          </text:list>
        </text:list-item>
      </text:list>
      <text:h text:style-name="P14" text:outline-level="3">Ou<text:span text:style-name="T11">tcome of requirements analysis</text:span></text:h>
      <text:list xml:id="list3456512687" text:style-name="L7">
        <text:list-item>
          <text:p text:style-name="P8"><text:span text:style-name="T4">Software Requirements Specification (SRS) documen</text:span>t</text:p>
          <text:list>
            <text:list-item>
              <text:p text:style-name="P8">Provides a precise specification of the problem and requirements for its solution</text:p>
            </text:list-item>
            <text:list-item>
              <text:p text:style-name="P8">There is no standard format for producing an SRS <text:span text:style-name="T10">(</text:span>IEEE provide one (830-1998), but not used widely<text:span text:style-name="T10">). </text:span><text:span text:style-name="T4">In practice</text:span>, each software provider develops their own</text:p>
            </text:list-item>
          </text:list>
        </text:list-item>
        <text:list-item>
          <text:p text:style-name="P5">Consequences of internal and external review</text:p>
          <text:list>
            <text:list-item>
              <text:p text:style-name="P9">Revision <text:span text:style-name="T15">and agreement </text:span>of requirements </text:p>
            </text:list-item>
            <text:list-item>
              <text:p text:style-name="P9"><text:span text:style-name="T14">N</text:span>egotiation of requirements with stakeholders and resolution of conflicts </text:p>
            </text:list-item>
            <text:list-item>
              <text:p text:style-name="P9">Contract</text:p>
              <text:list>
                <text:list-item>
                  <text:p text:style-name="P9">The SRS provides the basis for thi<text:span text:style-name="T14">s</text:span></text:p>
                </text:list-item>
                <text:list-item>
                  <text:p text:style-name="P9">You may have revise the SRS several times before agreement is reached and a contract can be drawn up</text:p>
                </text:list-item>
              </text:list>
            </text:list-item>
          </text:list>
        </text:list-item>
      </text:list>
      <text:h text:style-name="P13" text:outline-level="3"/>
      <text:h text:style-name="P15" text:outline-level="3">Wrap up</text:h>
      <text:list xml:id="list3723676274" text:style-name="L8">
        <text:list-item>
          <text:p text:style-name="P10"><text:span text:style-name="T11">3 key activities </text:span></text:p>
          <text:list>
            <text:list-item>
              <text:p text:style-name="P10"><text:span text:style-name="T11">Requirements elicitation and analysis (understanding the problem)</text:span></text:p>
            </text:list-item>
            <text:list-item>
              <text:p text:style-name="P10"><text:span text:style-name="T11">Requirements specification (providing a precise specification of the problem and requirements for its solution)</text:span></text:p>
            </text:list-item>
            <text:list-item>
              <text:p text:style-name="P10"><text:span text:style-name="T11">Requirements validation (determining the truth and correctness of requirements)</text:span></text:p>
            </text:list-item>
          </text:list>
        </text:list-item>
        <text:list-item>
          <text:p text:style-name="P10"><text:span text:style-name="T13">Skills</text:span><text:span text:style-name="T12">: </text:span><text:span text:style-name="T11">Social science skills, Formal analytic skills, Soft skill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nux Biolinum O" svg:font-family="'Linux Biolinum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8T15:41:27.213001657</meta:creation-date>
    <dc:date>2018-03-18T17:15:35.131647214</dc:date>
    <meta:editing-duration>PT1H27M25S</meta:editing-duration>
    <meta:editing-cycles>14</meta:editing-cycles>
    <meta:generator>LibreOffice/5.4.4.2$Linux_X86_64 LibreOffice_project/40m0$Build-2</meta:generator>
    <meta:document-statistic meta:table-count="0" meta:image-count="0" meta:object-count="0" meta:page-count="3" meta:paragraph-count="46" meta:word-count="582" meta:character-count="3662" meta:non-whitespace-character-count="3154"/>
  </office:meta>
</office:document-meta>
</file>